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021" table:default-cell-style-name="ce1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time [sec]</text:p>
          </table:table-cell>
          <table:table-cell office:value-type="string" calcext:value-type="string">
            <text:p>Improvement [%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k non-opt</text:p>
          </table:table-cell>
          <table:table-cell office:value-type="float" office:value="24.862" calcext:value-type="float">
            <text:p>24.862</text:p>
          </table:table-cell>
          <table:table-cell table:style-name="ce2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k non-opt + O3</text:p>
          </table:table-cell>
          <table:table-cell office:value-type="float" office:value="17.454" calcext:value-type="float">
            <text:p>17.454</text:p>
          </table:table-cell>
          <table:table-cell table:style-name="ce2" table:formula="of:=([.$B$2] - [.B3]) / [.$B$2]" office:value-type="percentage" office:value="0.297964765505591" calcext:value-type="percentage">
            <text:p>29.80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k non-opt + Ofast</text:p>
          </table:table-cell>
          <table:table-cell office:value-type="float" office:value="10.623" calcext:value-type="float">
            <text:p>10.623</text:p>
          </table:table-cell>
          <table:table-cell table:style-name="ce2" table:formula="of:=([.$B$2] - [.B4]) / [.$B$2]" office:value-type="percentage" office:value="0.572721422250825" calcext:value-type="percentage">
            <text:p>57.27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k opt</text:p>
          </table:table-cell>
          <table:table-cell office:value-type="float" office:value="17.734" calcext:value-type="float">
            <text:p>17.734</text:p>
          </table:table-cell>
          <table:table-cell table:style-name="ce2" table:formula="of:=([.$B$2] - [.B5]) / [.$B$2]" office:value-type="percentage" office:value="0.286702598342852" calcext:value-type="percentage">
            <text:p>28.67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k opt + O3</text:p>
          </table:table-cell>
          <table:table-cell office:value-type="float" office:value="13.03" calcext:value-type="float">
            <text:p>13.03</text:p>
          </table:table-cell>
          <table:table-cell table:style-name="ce2" table:formula="of:=([.$B$2] - [.B6]) / [.$B$2]" office:value-type="percentage" office:value="0.475907006676856" calcext:value-type="percentage">
            <text:p>47.59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k opt + Ofast</text:p>
          </table:table-cell>
          <table:table-cell office:value-type="float" office:value="6.399" calcext:value-type="float">
            <text:p>6.399</text:p>
          </table:table-cell>
          <table:table-cell table:style-name="ce2" table:formula="of:=([.$B$2] - [.B7]) / [.$B$2]" office:value-type="percentage" office:value="0.742619258305848" calcext:value-type="percentage">
            <text:p>74.26%</text:p>
          </table:table-cell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1M non-opt</text:p>
          </table:table-cell>
          <table:table-cell office:value-type="float" office:value="1163.46" calcext:value-type="float">
            <text:p>1163.46</text:p>
          </table:table-cell>
          <table:table-cell table:style-name="ce2"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M non-opt + O3</text:p>
          </table:table-cell>
          <table:table-cell office:value-type="float" office:value="776.58" calcext:value-type="float">
            <text:p>776.58</text:p>
          </table:table-cell>
          <table:table-cell table:style-name="ce2" table:formula="of:=([.$B$10] - [.B11]) / [.$B$10]" office:value-type="percentage" office:value="0.332525398380692" calcext:value-type="percentage">
            <text:p>33.25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M non-opt + Ofast</text:p>
          </table:table-cell>
          <table:table-cell office:value-type="float" office:value="479.23" calcext:value-type="float">
            <text:p>479.23</text:p>
          </table:table-cell>
          <table:table-cell table:style-name="ce2" table:formula="of:=([.$B$10] - [.B12]) / [.$B$10]" office:value-type="percentage" office:value="0.588099290048648" calcext:value-type="percentage">
            <text:p>58.81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M opt</text:p>
          </table:table-cell>
          <table:table-cell office:value-type="float" office:value="861.61" calcext:value-type="float">
            <text:p>861.61</text:p>
          </table:table-cell>
          <table:table-cell table:style-name="ce2" table:formula="of:=([.$B$10] - [.B13]) / [.$B$10]" office:value-type="percentage" office:value="0.259441665377409" calcext:value-type="percentage">
            <text:p>25.94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M opt + O3</text:p>
          </table:table-cell>
          <table:table-cell office:value-type="float" office:value="583.76" calcext:value-type="float">
            <text:p>583.76</text:p>
          </table:table-cell>
          <table:table-cell table:style-name="ce2" table:formula="of:=([.$B$10] - [.B14]) / [.$B$10]" office:value-type="percentage" office:value="0.498255204304402" calcext:value-type="percentage">
            <text:p>49.83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M opt + Ofast</text:p>
          </table:table-cell>
          <table:table-cell office:value-type="float" office:value="286.15" calcext:value-type="float">
            <text:p>286.15</text:p>
          </table:table-cell>
          <table:table-cell table:style-name="ce2" table:formula="of:=([.$B$10] - [.B15]) / [.$B$10]" office:value-type="percentage" office:value="0.754052567342238" calcext:value-type="percentage">
            <text:p>75.41%</text:p>
          </table:table-cell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12:09:23.456108327</meta:creation-date>
    <dc:date>2020-12-11T12:50:30.640655968</dc:date>
    <meta:editing-duration>PT26S</meta:editing-duration>
    <meta:editing-cycles>1</meta:editing-cycles>
    <meta:document-statistic meta:table-count="1" meta:cell-count="39" meta:object-count="0"/>
    <meta:generator>LibreOffice/6.1.5.2$Linux_X86_64 LibreOffice_project/10$Build-2</meta:generator>
  </office:meta>
</office:document-meta>
</file>